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2">
      <style:text-properties fo:font-weight="normal" style:font-weight-asian="normal" style:font-weight-complex="normal"/>
    </style:style>
    <style:style style:name="P4"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80: job interrottto per politica stop</text:p>
      <text:p text:style-name="Text_20_body">90: inizio job di recupero</text:p>
      <text:p text:style-name="Text_20_body">100: fine job di recupero</text:p>
      <text:p text:style-name="Text_20_body"/>
      <text:p text:style-name="Text_20_body">Si può <text:s/>pensare che ad ogni schedulabile ed ogni risorsa viene associata una vera e propria c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text:soft-page-break/></text:p>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doJob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Esibisce anche il metodo doInterumpibleJobFor(log millis). Questo metodo non è identico a doJobFor, con la differenza che, quando viene eseguito può essere interrotto asincronicamente dal momento che può lanciare una AsynchronouslyInterruptedException. Ovviamente non è stato possibile chiamare il metodo doJobfor, anchcè ricopiare tutto il codice dal momento che se il metodo interrupt viene chiamato su un thread real time mentre questo sta eseguendodel codice ATC-deferred (ossia un metodo syncronized o che non dichiara di poter lanciare una AsynchronouslyInterruptedException) l'eccezione viene lanciata solo quando si esce dal metodo e si torna in un metodo interrompibile.</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text:soft-page-break/>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P4" text:outline-level="2">Gestione politica in caso di DeadlineMiss</text:h>
      <text:p text:style-name="P1">Quando un thread 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P1">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P1"><text:s/></text:p>
      <text:p text:style-name="P1"/>
      <text:h text:style-name="Heading_20_2" text:outline-level="2">Periodic Thread</text:h>
      <text:p text:style-name="Text_20_body">Classe che modella un generico thread periodico. Le sue proprietà sono:</text:p>
      <text:list xml:id="list31171272" text:style-name="L1">
        <text:list-item>
          <text:p text:style-name="P2">il log sul quale scrivere gli eventi che la riguardano</text:p>
        </text:list-item>
        <text:list-item>
          <text:p text:style-name="P2">il tempo di esecuzione di ciascun job</text:p>
        </text:list-item>
        <text:list-item>
          <text:p text:style-name="P2">il numero di iterazioni che deve fare (il numero di job)</text:p>
        </text:list-item>
        <text:list-item>
          <text:p text:style-name="P2">il numero dell'iterazione (del job) corrente</text:p>
        </text:list-item>
        <text:list-item>
          <text:p text:style-name="P2">il flag che indica se eseguire un job normale o di recupero ( inizializzato a false per indicare che, se non modificato da fonti esterne si esegue sempre un job normale)</text:p>
        </text:list-item>
        <text:list-item>
          <text:p text:style-name="P2"><text:soft-page-break/>il riferimento al gestore di release di recupero</text:p>
        </text:list-item>
      </text:list>
      <text:p text:style-name="Text_20_body"/>
      <text:p text:style-name="Text_20_body">La classe estende javax.realtime.RealTimeThread. La sua parte più significativa è il metodo run.</text:p>
      <text:p text:style-name="Text_20_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flag è false, si richiama il metodo opportuno del gestore (pendingReleaseJob), se questo è presente. Altrimenti si esegue il metodo doJob.</text:p>
      <text:p text:style-name="Text_20_body"/>
      <text:h text:style-name="Heading_20_2" text:outline-level="2">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l'esecuzione anomala fa una BusyWait pari al valore indicato; in caso contrario il tempo della busyWait è quello dell'esecuzione “normale”.</text:p>
      <text:h text:style-name="Heading_20_2" text:outline-level="2">InterrumpiblePeriodicThread</text:h>
      <text:p text:style-name="Text_20_body">Classe che estendePeriodicThread e che modella un thread periodico la cui esecuzione può essere interrotta. Ciò è fatto eseguendo, nel metodo do job, una busy wait interrompibile al posto di una “normale”. L'azione da esegure nel caso di interruzione, inserita nella catch della AsynchronouslyInterruptedException, si limita a fare la clear dell'eccezione ( necessaria per evitare che questa venga ulteriormente propagata) e a scrivere sul log che il job è stato interrotto.</text:p>
      <text:h text:style-name="Heading_20_2" text:outline-level="2">IpendingReleaseManager</text:h>
      <text:p text:style-name="Text_20_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_20_body"/>
      <text:p text:style-name="Text_20_body"/>
      <text:h text:style-name="Heading_20_2" text:outline-level="2">DeadlineMissedHandler</text:h>
      <text:p text:style-name="Text_20_body">La classe base che rappresenta l'handler <text:s/>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_20_body">Sonostati inseriti due metodi, GetPriority e setPriority, per rendere più comodo la gestione della priorità dell'handler. Questi due metodi lavorano con la priorità collegata ai priorityParamenters <text:soft-page-break/>associati all'handler</text:p>
      <text:p text:style-name="Text_20_body"/>
      <text:h text:style-name="Heading_20_2" text:outline-level="2">ASAPPolicyHandler</text:h>
      <text:p text:style-name="Text_20_body">Handler che permette di implementare la politica di default del sistema, ossia AsSoonAsPossible. </text:p>
      <text:p text:style-name="Text_20_body">Al suo interno ha un contatore dei job da recuperare. Ad ogni deadline missed viene incrementato, ad ogni esecuzione di un job di recupero viene decrementato.</text:p>
      <text:h text:style-name="Heading_20_2" text:outline-level="2">SkipPolicyHandler</text:h>
      <text:p text:style-name="Text_20_body">Questo gestore di deadlineMissed estende la classe deadlineMissedHandler illustrata in precedenza. </text:p>
      <text:p text:style-name="Text_20_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_20_body">Dualmente, il metodo doPendingJob, oltre a scrivere sul log che si è saltato il job, decrementa il contatore dei job da saltare e, se questo è arrivato a zero imposta il flag pendingMode del thread controllato a false.</text:p>
      <text:h text:style-name="Heading_20_2" text:outline-level="2">StopPolicyHandler</text:h>
      <text:p text:style-name="Text_20_body">La classe stopPolicyHandler modella la p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 e non il generico PeriodicThread.Il metodo handleAsyncEvent, oltre a registrare sul log la violazione della deadline, intrrompe il lavoro del thread invocando <text:s/>metodo interrupt del thread controllato, che sta eseguendo una busyWait Interrompibile. Questo causa l'interruzione del job. Occorre, infine rischedulare il thread affinchè il nuovo job possa partire.</text:p>
      <text:p text:style-name="Text_20_body"/>
      <text:h text:style-name="Heading_20_2" text:outline-level="2">Threshold PolicyHandler</text:h>
      <text:p text:style-name="Text_20_body"><text:bookmark-start text:name="__DdeLink__213_137445244"/>E' la classe base di tutti i gestori a soglia<text:bookmark-end text:name="__DdeLink__213_137445244"/> ed estende direttamente la classe madre <text:s/>DeadlineMissedHandler.</text:p>
      <text:p text:style-name="Text_20_body">Ha una proprietà pubblica threshold, un intero che <text:bookmark-start text:name="__DdeLink__217_137445244"/>indica dopo quante violazioni consecutive di deadline si deve cambiare strategia.<text:bookmark-end text:name="__DdeLink__217_137445244"/></text:p>
      <text:p text:style-name="Text_20_body">Ha un'altra proprietà intera: deadlineCount, ossia il contatore che tiene traccia di quante volte la deadline è stata violata consecutivamente, se questo valore raggiunge o supera la soglia, si deve usare la seconda politica</text:p>
      <text:p text:style-name="Text_20_body"/>
      <text:h text:style-name="Heading_20_2" text:outline-level="2"><text:bookmark-start text:name="__DdeLink__66_1227794409"/>ASAPStopThresholdPolicyHandler<text:bookmark-end text:name="__DdeLink__66_1227794409"/></text:h>
      <text:p text:style-name="Text_20_body">Questa classe estende ThresholdPolicyhandler e<text:bookmark-start text:name="__DdeLink__68_1227794409"/><text:bookmark-start text:name="__DdeLink__70_1227794409"/> modella un gestore che, finchè un job non sfora consecutivamente la deadline più di un certo valore adotta la politica asap, schedulando i job <text:soft-page-break/>successivi immediatamente dopo la fine del primo. Tuttavia, qualora il job sfori almeno tante deadline quante la soglia, allora si decide di interromperlo.<text:bookmark-end text:name="__DdeLink__68_1227794409"/><text:bookmark-end text:name="__DdeLink__70_1227794409"/></text:p>
      <text:p text:style-name="Text_20_body"/>
      <text:p text:style-name="Text_20_body"><text:bookmark-start text:name="__DdeLink__84_848069296"/>Dal momento che il sistema adotta nativamente una politica asap, bisogna assicurarsi che, una volta interrotto il job, non si eseguano i job di recupero, ma li si salti, in maniera analoga a quanto avviene con la skip.</text:p>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bookmark-end text:name="__DdeLink__84_848069296"/></text:p>
      <text:p text:style-name="Text_20_body">E' necessario tenere anche una variabile interna che chiamiamo skipcount che contiene il numero di job da saltare una volta che si esegue in politica Stop.</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text:bookmark-start text:name="__DdeLink__87_848069296"/>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memorizza il valore dei job da skippare (pari a deadlineCount-1, visto che bisogna schedulare correttamente il job del prossimo periodo) nell'attributo skipCount, si azzera il valore di missedCount e la proprietà pending releases dell'asapHandler e si chiama il metodo HandleAsyncEvent dello stop handler<text:bookmark-end text:name="__DdeLink__87_848069296"/></text:p>
      <text:p text:style-name="Text_20_body">Nel metodo doPendingJob si guarda se skipCount è unguale a zero, in tal caso dobbiamo usare la politica asap invocando l'omonimo metodo del getore asap. In caso contrario, significa che abbiamo eseguito la stop e il sistema sta schedulando le release di recupero: dobbiamo saltarle tutte. Quindi, si scrive la skip sul log e si decrementa lo skipCount.Se lo skipCount torna a zero si setta il flag pendingMode del thread controllato a false.</text:p>
      <text:p text:style-name="Text_20_body"/>
      <text:h text:style-name="Heading_20_2" text:outline-level="2">Possibili miglioramenti</text:h>
      <text:list xml:id="list31172475" text:style-name="L2">
        <text:list-item>
          <text:p text:style-name="P3">Si potrebbe inserire un altro momento in cui controllare l'esecuzione del thread: appena prima di terminare il job. Attualemente non ce ne è bisogno, ma in teoria si potrebbe utilizzare un flag apposito, o lo stesso pendingMode, per decidere se eseguire o meno un metodo tipo doPendingJob deputato a contenere la logica da eseguire al termine del job che ha sforato la deadline.</text:p>
        </text:list-item>
        <text:list-item>
          <text:p text:style-name="P3">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3">Potrei prevedere di iserire nel modulo di logging dei messaggi per diversificare l'inizio e la fine di un job normale rispetto all'inizio ed alla fine di un job di recupero.</text:p>
        </text:list-item>
      </text:list>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22T11:06:21</dc:date>
    <dc:creator>Marco Nanni</dc:creator>
    <meta:editing-duration>PT13H44M37S</meta:editing-duration>
    <meta:editing-cycles>76</meta:editing-cycles>
    <meta:generator>OpenOffice.org/3.3$Solaris_x86 OpenOffice.org_project/330m20$Build-9567</meta:generator>
    <meta:document-statistic meta:table-count="0" meta:image-count="0" meta:object-count="0" meta:page-count="7" meta:paragraph-count="93" meta:word-count="2561" meta:character-count="16585"/>
  </office:meta>
</office:document-meta>
</file>